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/>
      <style:text-properties fo:language="nl" fo:country="NL"/>
    </style:style>
    <style:style style:name="P2" style:parent-style-name="PreformattedText" style:family="paragraph">
      <style:text-properties fo:language="nl" fo:country="NL"/>
    </style:style>
    <style:style style:name="P3" style:parent-style-name="PreformattedText" style:family="paragraph">
      <style:text-properties fo:language="nl" fo:country="NL"/>
    </style:style>
    <style:style style:name="P4" style:parent-style-name="PreformattedText" style:family="paragraph">
      <style:text-properties fo:language="nl" fo:country="NL"/>
    </style:style>
    <style:style style:name="P5" style:parent-style-name="PreformattedText" style:family="paragraph">
      <style:text-properties fo:language="nl" fo:country="NL"/>
    </style:style>
    <style:style style:name="P6" style:parent-style-name="PreformattedText" style:family="paragraph">
      <style:text-properties fo:language="nl" fo:country="NL"/>
    </style:style>
    <style:style style:name="P7" style:parent-style-name="PreformattedText" style:family="paragraph">
      <style:text-properties fo:language="nl" fo:country="NL"/>
    </style:style>
    <style:style style:name="P8" style:parent-style-name="PreformattedText" style:family="paragraph">
      <style:text-properties fo:language="nl" fo:country="NL"/>
    </style:style>
    <style:style style:name="P9" style:parent-style-name="PreformattedText" style:family="paragraph">
      <style:text-properties fo:language="nl" fo:country="NL"/>
    </style:style>
    <style:style style:name="P10" style:parent-style-name="PreformattedText" style:family="paragraph">
      <style:text-properties fo:language="nl" fo:country="NL"/>
    </style:style>
    <style:style style:name="P11" style:parent-style-name="Textbody" style:family="paragraph">
      <style:text-properties fo:language="nl" fo:country="NL"/>
    </style:style>
    <style:style style:name="P12" style:parent-style-name="Textbody" style:family="paragraph"/>
    <style:style style:name="T13" style:parent-style-name="DefaultParagraphFont" style:family="text">
      <style:text-properties fo:language="nl" fo:country="NL"/>
    </style:style>
    <style:style style:name="P14" style:parent-style-name="Textbody" style:family="paragraph">
      <style:text-properties fo:language="nl" fo:country="NL"/>
    </style:style>
    <style:style style:name="P15" style:parent-style-name="Textbody" style:family="paragraph">
      <style:text-properties fo:language="nl" fo:country="NL"/>
    </style:style>
    <style:style style:name="P16" style:parent-style-name="Normal" style:family="paragraph">
      <style:paragraph-properties fo:break-before="page"/>
      <style:text-properties fo:language="nl" fo:country="NL" fo:hyphenate="true"/>
    </style:style>
    <style:style style:name="P17" style:parent-style-name="Textbody" style:family="paragraph">
      <style:text-properties fo:language="nl" fo:country="NL"/>
    </style:style>
    <style:style style:name="P18" style:parent-style-name="Textbody" style:family="paragraph">
      <style:text-properties fo:language="nl" fo:country="NL"/>
    </style:style>
    <style:style style:name="P19" style:parent-style-name="Textbody" style:family="paragraph">
      <style:text-properties fo:language="nl" fo:country="NL"/>
    </style:style>
    <style:style style:name="P20" style:parent-style-name="Normal" style:family="paragraph">
      <style:paragraph-properties fo:break-before="page"/>
      <style:text-properties fo:language="nl" fo:country="NL" fo:hyphenate="true"/>
    </style:style>
    <style:style style:name="P21" style:parent-style-name="Textbody" style:family="paragraph">
      <style:text-properties fo:font-weight="bold" style:font-weight-asian="bold"/>
    </style:style>
    <style:style style:name="T22" style:parent-style-name="DefaultParagraphFont" style:family="text">
      <style:text-properties fo:font-style="italic" style:font-style-asian="italic"/>
    </style:style>
    <style:style style:name="P23" style:parent-style-name="Textbody" style:family="paragraph">
      <style:text-properties fo:font-weight="bold" style:font-weight-asian="bold"/>
    </style:style>
    <style:style style:name="P24" style:parent-style-name="Textbody" style:family="paragraph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list text:style-name="LFO1" text:continue-numbering="true">
        <text:list-item>
          <text:p text:style-name="P1">Wat doen we als ik niks vind? Fall-back scenario?</text:p>
        </text:list-item>
      </text:list>
      <text:p text:style-name="P2"/>
      <text:list text:style-name="LFO1" text:continue-numbering="true">
        <text:list-item>
          <text:p text:style-name="P3">Wat zijn, denk je, leuke onderwerpen van mij? Hoe kan ik uitzoekn welk onderwerp mij leuk lijkt?</text:p>
        </text:list-item>
      </text:list>
      <text:p text:style-name="P4"/>
      <text:list text:style-name="LFO1" text:continue-numbering="true">
        <text:list-item>
          <text:p text:style-name="P5">Waar ben je zelf mee bezig?</text:p>
        </text:list-item>
      </text:list>
      <text:p text:style-name="P6"/>
      <text:list text:style-name="LFO1" text:continue-numbering="true">
        <text:list-item>
          <text:p text:style-name="P7">Welke projecten/ideed/taken heb je liggen?</text:p>
        </text:list-item>
        <text:list-item>
          <text:p text:style-name="P8">Welke manier van begeleiden heeft je voorkeur? (e.g wekelijkse meeting? Afspraken?)</text:p>
        </text:list-item>
      </text:list>
      <text:p text:style-name="P9"/>
      <text:p text:style-name="P10"/>
      <text:h text:style-name="Heading2" text:outline-level="2">Rudi</text:h>
      <text:list text:style-name="LFO1" text:continue-numbering="true">
        <text:list-item>
          <text:list>
            <text:list-item>
              <text:p text:style-name="P11">Hoe kan ik uitzoeken welk onderwerp mij leuk lijkt? (eigen idee: vak volgen)</text:p>
            </text:list-item>
            <text:list-item>
              <text:p text:style-name="P12"><text:span text:style-name="T13"><text:s/>Wat is een goede tijdspanne om een onderwerp vast te leggen? Bedrijf/professor</text:span></text:p>
            </text:list-item>
          </text:list>
        </text:list-item>
      </text:list>
      <text:p text:style-name="P14"/>
      <text:p text:style-name="P15"/>
      <text:p text:style-name="P16"/>
      <text:p text:style-name="P17">Wat vind ik leuk?</text:p>
      <text:p text:style-name="P18">-- Wil graag iets echt wetenschappelijks doen. Evt. in voorbereiding op een phd</text:p>
      <text:p text:style-name="P19">--Iets somputationeels is wel aardig (e.g. script Rudi)</text:p>
      <text:p text:style-name="P20"/>
      <text:soft-page-break/>
      <text:p text:style-name="P21">A brief description of Sander Beekhuis</text:p>
      <text:p text:style-name="Textbody">Hi,</text:p>
      <text:p text:style-name="Textbody">My name is Sander.<text:s/><text:s/>I’m in the second year of the Discrete Mathematics and Applications program and I look to start my thesis in spetember.</text:p>
      <text:p text:style-name="Textbody">&lt;I love graphs and discrete math in general&gt;</text:p>
      <text:p text:style-name="Textbody">In addition to this I’ve obtained quite some experience in writing algorithms by following<text:s/>Computer Science courses</text:p>
      <text:p text:style-name="Textbody">I wrote my Bachelor thesis in the field of Graph<text:s/>Theory. I investigated the relation between the crossing number and the<text:span text:style-name="T22"><text:s/>rectilinear crossing number</text:span><text:s/>(i.e. The crossing number under the requirement that all edges are drawn as line segments.).</text:p>
      <text:p text:style-name="Textbody"/>
      <text:p text:style-name="P23">What do I want from my thesis?</text:p>
      <text:p text:style-name="Textbody">Currently I’m thinking about pursuing a Phd. I’d like to do some research in order to find out whether this is something I enjoy doing. <text:s/>I think that therefore a thesis at a company would be less useful as a thesis written at the TU/e.<text:s/></text:p>
      <text:p text:style-name="Textbody">I would like some simulation/computational component in my thesis, but this is definitely<text:s/>not a requirement.</text:p>
      <text:p text:style-name="Textbody"/>
      <text:p text:style-name="P24">What do I offer?</text:p>
      <text:p text:style-name="Textbody">&lt;Inteligent (see average grade)&gt;</text:p>
      <text:p text:style-name="Textbody">&lt;Good mentality&gt;</text:p>
      <text:p text:style-name="Textbody">&lt;Motivated&gt;</text:p>
      <text:p text:style-name="Textbody"/>
      <text:p text:style-name="Textbody"><text:span text:style-name="T25">Full List of cours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eekhuis, S.J.</dc:creator>
    <meta:creation-date>2016-03-18T12:29:00Z</meta:creation-date>
    <dc:date>2016-04-29T10:49:00Z</dc:date>
    <meta:template xlink:href="Normal.dotm" xlink:type="simple"/>
    <meta:editing-cycles>6</meta:editing-cycles>
    <meta:editing-duration>PT2040S</meta:editing-duration>
    <meta:document-statistic meta:page-count="3" meta:paragraph-count="3" meta:word-count="260" meta:character-count="1691" meta:row-count="11" meta:non-whitespace-character-count="1434"/>
  </office:meta>
</office:document-meta>
</file>